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3f8" officeooo:paragraph-rsid="000b83f8"/>
    </style:style>
    <style:style style:name="P2" style:family="paragraph" style:parent-style-name="Standard">
      <style:text-properties officeooo:rsid="000b83f8" officeooo:paragraph-rsid="000b83f8" fo:background-color="#ffff00"/>
    </style:style>
    <style:style style:name="P3" style:family="paragraph" style:parent-style-name="Standard">
      <style:text-properties officeooo:rsid="000d600d" officeooo:paragraph-rsid="000d600d"/>
    </style:style>
    <style:style style:name="P4" style:family="paragraph" style:parent-style-name="Standard">
      <style:text-properties officeooo:rsid="000d600d" officeooo:paragraph-rsid="000d600d" fo:background-color="#00ff66"/>
    </style:style>
    <style:style style:name="P5" style:family="paragraph" style:parent-style-name="Standard">
      <style:text-properties officeooo:rsid="000d600d" officeooo:paragraph-rsid="000d600d"/>
    </style:style>
    <style:style style:name="P6" style:family="paragraph" style:parent-style-name="Standard">
      <style:text-properties officeooo:rsid="000e5f68" officeooo:paragraph-rsid="000e5f68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m@mm-X555LD:~/Django_tutorial1$ source myvenv/bin/activate</text:p>
      <text:p text:style-name="P1">(myvenv) mm@mm-X555LD:~/Django_tutorial1$ python manage.py startapp blog</text:p>
      <text:p text:style-name="P1">(myvenv) mm@mm-X555LD:~/Django_tutorial1$ python manage.py makemigrations blog</text:p>
      <text:p text:style-name="P2">App 'blog' could not be found. Is it in INSTALLED_APPS?</text:p>
      <text:p text:style-name="P2"/>
      <text:p text:style-name="P2">Ten folder jest w blogu z plikiem init w środku.</text:p>
      <text:p text:style-name="P2"/>
      <text:p text:style-name="P1">(myvenv) mm@mm-X555LD:~/Django_tutorial1$ python manage.py makemigrations blog</text:p>
      <text:p text:style-name="P1">App 'blog' could not be found. Is it in INSTALLED_APPS?</text:p>
      <text:p text:style-name="P1">(myvenv) mm@mm-X555LD:~/Django_tutorial1$ python manage.py migrate blog</text:p>
      <text:p text:style-name="P1">CommandError: App '<text:span text:style-name="T1">blog' does not have migrations.</text:span></text:p>
      <text:p text:style-name="P1">(myvenv) mm@mm-X555LD:~/Django_tutorial1$ </text:p>
      <text:p text:style-name="P1"/>
      <text:p text:style-name="P4">Po zapisaniu zmian w blog/manage.py z ręki wszystko działa.</text:p>
      <text:p text:style-name="P4"/>
      <text:p text:style-name="P3">(myvenv) mm@mm-X555LD:~/Django_tutorial1$ python manage.py makemigrations blog</text:p>
      <text:p text:style-name="P3">Migrations for 'blog':</text:p>
      <text:p text:style-name="P3"><text:s text:c="2"/>0001_initial.py:</text:p>
      <text:p text:style-name="P3"><text:s text:c="4"/>- Create model Post</text:p>
      <text:p text:style-name="P3">(myvenv) mm@mm-X555LD:~/Django_tutorial1$ python manage.py migrate blog</text:p>
      <text:p text:style-name="P3">Operations to perform:</text:p>
      <text:p text:style-name="P3"><text:s text:c="2"/>Apply all migrations: blog</text:p>
      <text:p text:style-name="P3">Running migrations:</text:p>
      <text:p text:style-name="P3"><text:s text:c="2"/>Rendering model states... DONE</text:p>
      <text:p text:style-name="P3"><text:s text:c="2"/>Applying blog.0001_initial... OK</text:p>
      <text:p text:style-name="P3">(myvenv) mm@mm-X555LD:~/Django_tutorial1$ </text:p>
      <text:p text:style-name="P3"/>
      <text:p text:style-name="P3"/>
      <text:p text:style-name="P6">Jeszcze wcześniej:</text:p>
      <text:p text:style-name="P3"/>
      <text:p text:style-name="P6">python manage.py migrate <text:s/><text:span text:style-name="T2">Nie ma migracji do przeprowadze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6:41:29.142331194</meta:creation-date>
    <dc:date>2016-06-14T15:10:01.287031524</dc:date>
    <meta:editing-duration>PT6M51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24" meta:word-count="123" meta:character-count="1135" meta:non-whitespace-character-count="1021"/>
  </office:meta>
</office:document-meta>
</file>